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DejaVu Sans Mono1" svg:font-family="'DejaVu Sans Mono'" style:font-family-generic="modern" style:font-pitch="fixed"/>
    <style:font-face style:name="Calibri" svg:font-family="Calibri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1"/>
    </style:style>
    <style:style style:name="P2" style:family="paragraph" style:parent-style-name="Standard">
      <style:paragraph-properties fo:text-align="center" style:justify-single-word="false"/>
      <style:text-properties style:font-name="DejaVu Sans Mono1"/>
    </style:style>
    <style:style style:name="P3" style:family="paragraph" style:parent-style-name="Standard">
      <style:text-properties style:font-name="DejaVu Sans Mono1" officeooo:paragraph-rsid="001c7d2f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font-name="DejaVu Sans Mono1"/>
    </style:style>
    <style:style style:name="P5" style:family="paragraph" style:parent-style-name="Preformatted_20_Text">
      <style:text-properties style:font-name="DejaVu Sans Mono1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DejaVu Sans Mono" fo:font-weight="bold" style:font-weight-asian="bold"/>
    </style:style>
    <style:style style:name="T4" style:family="text">
      <style:text-properties style:font-name="DejaVu Sans Mono" fo:font-weight="bold" style:font-weight-asian="bold" style:font-weight-complex="bold"/>
    </style:style>
    <style:style style:name="T5" style:family="text">
      <style:text-properties style:font-name="DejaVu Sans Mono" officeooo:rsid="001c7d2f"/>
    </style:style>
    <style:style style:name="T6" style:family="text">
      <style:text-properties officeooo:rsid="001c7d2f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7">PROGRAM – 7</text:span></text:p>
      <text:p text:style-name="P1">/********************************************************************/</text:p>
      <text:p text:style-name="P1">/* Name of the Program : content check <text:s/><text:tab/><text:tab/> <text:s text:c="18"/>*/</text:p>
      <text:p text:style-name="P1">/* Aim <text:s text:c="16"/>: receives two file contents as arguments and*/ </text:p>
      <text:p text:style-name="P1">/* <text:s text:c="22"/>check these contents are same or not <text:s text:c="6"/>*/</text:p>
      <text:p text:style-name="P1">/* Author <text:s text:c="13"/>: Phebe John <text:s text:c="32"/>*/</text:p>
      <text:p text:style-name="P1">/* Date Written <text:s text:c="7"/>: <text:span text:style-name="T6">23</text:span>.01.2018 <text:s text:c="32"/>*/</text:p>
      <text:p text:style-name="P1"><text:span text:style-name="T9">/</text:span>********************************************************************<text:span text:style-name="T9">/</text:span></text:p>
      <text:p text:style-name="P2"/>
      <text:p text:style-name="P1">/********************************************************************/</text:p>
      <text:p text:style-name="P1">/* <text:span text:style-name="T8">PROGRAM: <text:s text:c="56"/></text:span>*/</text:p>
      <text:p text:style-name="P1"><text:span text:style-name="T8"><text:tab/></text:span></text:p>
      <text:p text:style-name="P5">file1=$1</text:p>
      <text:p text:style-name="P5">file2=$2</text:p>
      <text:p text:style-name="P5">if diff -q $file1 $file2</text:p>
      <text:p text:style-name="P5">then</text:p>
      <text:p text:style-name="P5"><text:s text:c="4"/>echo Files are same</text:p>
      <text:p text:style-name="P5"><text:s text:c="4"/>rm $file2</text:p>
      <text:p text:style-name="P5"><text:s text:c="4"/>echo $file2 removed</text:p>
      <text:p text:style-name="P5">else</text:p>
      <text:p text:style-name="P5"><text:s text:c="4"/>echo Files are different</text:p>
      <text:p text:style-name="P5">fi</text:p>
      <text:p text:style-name="P5">/********************************************************************/</text:p>
      <text:p text:style-name="P5"/>
      <text:p text:style-name="P1">/********************************************************************/</text:p>
      <text:p text:style-name="P1">/* <text:span text:style-name="T9">RESULT : </text:span><text:span text:style-name="T8"><text:s text:c="56"/></text:span>*/</text:p>
      <text:p text:style-name="P1">/* <text:span text:style-name="T9"><text:s text:c="2"/></text:span><text:span text:style-name="T8"><text:s text:c="63"/></text:span>*/<text:span text:style-name="T8"> <text:s text:c="57"/></text:span><text:s text:c="65"/></text:p>
      <text:p text:style-name="P1">/* The script is executed and the output is verified <text:s text:c="15"/>*/</text:p>
      <text:p text:style-name="P1">/* <text:span text:style-name="T9"><text:s text:c="8"/></text:span><text:span text:style-name="T8"><text:s text:c="57"/></text:span>*/</text:p>
      <text:p text:style-name="P1">/********************************************************************/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********************************************************************/</text:p>
      <text:p text:style-name="P1"><text:span text:style-name="T8">OUTPUT: <text:s text:c="57"/></text:span></text:p>
      <text:p text:style-name="P1"><text:s text:c="65"/></text:p>
      <text:p text:style-name="P1">$ ./pgm7.sh del1.sh del2.sh</text:p>
      <text:p text:style-name="P1">Files del1.sh and del2.sh differ</text:p>
      <text:p text:style-name="P1">Files are different</text:p>
      <text:p text:style-name="P1"/>
      <text:p text:style-name="P1">$ ./pgm7.sh del3.sh del4.sh</text:p>
      <text:p text:style-name="P1">Files are same</text:p>
      <text:p text:style-name="P3">del2.sh removed</text:p>
      <text:p text:style-name="P3">/********************************************************************/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DejaVu Sans Mono1" svg:font-family="'DejaVu Sans Mono'" style:font-family-generic="modern" style:font-pitch="fixed"/>
    <style:font-face style:name="Calibri" svg:font-family="Calibri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fo:font-size="11pt" style:font-size-asian="11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Preformatted_20_Text" style:display-name="Preformatted Text" style:family="paragraph" style:parent-style-name="Standard" style:default-outline-level="" style:class="html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run P Karun</meta:initial-creator>
    <meta:editing-cycles>71</meta:editing-cycles>
    <meta:print-date>2018-03-24T18:15:00</meta:print-date>
    <meta:creation-date>2016-11-01T11:32:00</meta:creation-date>
    <dc:date>2018-03-25T19:21:06.124254333</dc:date>
    <dc:language>en-IN</dc:language>
    <meta:editing-duration>PT1H37M16S</meta:editing-duration>
    <meta:generator>LibreOffice/5.4.2.2$Linux_X86_64 LibreOffice_project/40m0$Build-2</meta:generator>
    <meta:document-statistic meta:table-count="0" meta:image-count="0" meta:object-count="0" meta:page-count="2" meta:paragraph-count="38" meta:word-count="117" meta:character-count="1790" meta:non-whitespace-character-count="103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